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standard">
      <style:graphic-properties svg:stroke-color="#000000" draw:fill="solid" draw:fill-color="#000000" draw:opacity="10%" draw:textarea-horizontal-align="justify" draw:textarea-vertical-align="middle" draw:auto-grow-height="false" draw:shadow-opacity="10%"/>
    </style:style>
    <style:style style:name="gr8" style:family="graphic" style:parent-style-name="standard">
      <style:graphic-properties draw:stroke="dash" draw:stroke-dash="Ultrafine_20_Dashed" svg:stroke-color="#000000" draw:fill="none" draw:opacity="0%" draw:textarea-horizontal-align="justify" draw:textarea-vertical-align="middle" draw:auto-grow-height="false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 draw:opacity="10%"/>
      <style:paragraph-properties fo:text-align="center"/>
    </style:style>
    <style:style style:name="P4" style:family="paragraph">
      <loext:graphic-properties draw:fill="none" draw:opacity="0%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6.6cm" svg:y1="7.4cm" svg:x2="11.6cm" svg:y2="8.6cm">
          <text:p/>
        </draw:line>
        <draw:line draw:style-name="gr1" draw:text-style-name="P1" draw:layer="layout" svg:x1="6.6cm" svg:y1="7.4cm" svg:x2="6.6cm" svg:y2="2.3cm">
          <text:p/>
        </draw:line>
        <draw:line draw:style-name="gr1" draw:text-style-name="P1" draw:layer="layout" svg:x1="6.6cm" svg:y1="7.4cm" svg:x2="4.4cm" svg:y2="9.1cm">
          <text:p/>
        </draw:line>
        <draw:line draw:style-name="gr2" draw:text-style-name="P1" draw:layer="layout" svg:x1="6.6cm" svg:y1="7.4cm" svg:x2="8.4cm" svg:y2="4.9cm">
          <text:p/>
        </draw:line>
        <draw:line draw:style-name="gr2" draw:text-style-name="P1" draw:layer="layout" svg:x1="6.6cm" svg:y1="7.4cm" svg:x2="8.4cm" svg:y2="9.2cm">
          <text:p/>
        </draw:line>
        <draw:line draw:style-name="gr2" draw:text-style-name="P1" draw:layer="layout" svg:x1="8.4cm" svg:y1="4.9cm" svg:x2="8.4cm" svg:y2="9.2cm">
          <text:p/>
        </draw:line>
        <draw:line draw:style-name="gr3" draw:text-style-name="P1" draw:layer="layout" svg:x1="8.4cm" svg:y1="9.2cm" svg:x2="5.5cm" svg:y2="8.3cm">
          <text:p/>
        </draw:line>
        <draw:line draw:style-name="gr3" draw:text-style-name="P1" draw:layer="layout" svg:x1="8.4cm" svg:y1="9.2cm" svg:x2="9.4cm" svg:y2="8.1cm">
          <text:p/>
        </draw:line>
        <draw:line draw:style-name="gr3" draw:text-style-name="P1" draw:layer="layout" svg:x1="8.4cm" svg:y1="4.9cm" svg:x2="6.6cm" svg:y2="3.4cm">
          <text:p/>
        </draw:line>
        <draw:ellipse draw:style-name="gr4" draw:text-style-name="P2" draw:layer="layout" svg:width="1.136cm" svg:height="0.578cm" svg:x="5.964cm" svg:y="7.622cm" draw:kind="arc" draw:start-angle="200.44" draw:end-angle="2.12">
          <text:p/>
        </draw:ellipse>
        <draw:line draw:style-name="gr5" draw:text-style-name="P1" draw:layer="layout" svg:x1="6.6cm" svg:y1="7.4cm" svg:x2="7.8cm" svg:y2="7.7cm">
          <text:p/>
        </draw:line>
        <draw:line draw:style-name="gr5" draw:text-style-name="P1" draw:layer="layout" svg:x1="6.6cm" svg:y1="7.4cm" svg:x2="5.7cm" svg:y2="8.1cm">
          <text:p/>
        </draw:line>
        <draw:line draw:style-name="gr5" draw:text-style-name="P1" draw:layer="layout" svg:x1="6.6cm" svg:y1="7.4cm" svg:x2="6.6cm" svg:y2="6.2cm">
          <text:p/>
        </draw:line>
        <draw:line draw:style-name="gr5" draw:text-style-name="P1" draw:layer="layout" svg:x1="8.4cm" svg:y1="4.9cm" svg:x2="9.3cm" svg:y2="5.8cm">
          <text:p/>
        </draw:line>
        <draw:line draw:style-name="gr5" draw:text-style-name="P1" draw:layer="layout" svg:x1="8.4cm" svg:y1="4.9cm" svg:x2="9.8cm" svg:y2="4.8cm">
          <text:p/>
        </draw:line>
        <draw:frame draw:style-name="gr6" draw:text-style-name="P2" draw:layer="layout" svg:width="0.556cm" svg:height="0.543cm" svg:x="5.4cm" svg:y="7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2" draw:layer="layout" svg:width="0.563cm" svg:height="0.543cm" svg:x="7cm" svg:y="6.9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2" draw:layer="layout" svg:width="0.541cm" svg:height="0.543cm" svg:x="6cm" svg:y="6.4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2" draw:layer="layout" svg:width="0.53cm" svg:height="0.543cm" svg:x="8.57cm" svg:y="5.85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2" draw:layer="layout" svg:width="0.546cm" svg:height="0.483cm" svg:x="9.5cm" svg:y="4.1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2" draw:layer="layout" svg:width="0.594cm" svg:height="0.483cm" svg:x="8.001cm" svg:y="9.2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2" draw:layer="layout" svg:width="0.648cm" svg:height="0.483cm" svg:x="7.801cm" svg:y="5.00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2" draw:layer="layout" svg:width="0.42cm" svg:height="0.483cm" svg:x="8.497cm" svg:y="6.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" draw:text-style-name="P2" draw:layer="layout" svg:width="0.424cm" svg:height="0.327cm" svg:x="6.676cm" svg:y="8.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2" draw:layer="layout" svg:width="0.522cm" svg:height="0.483cm" svg:x="6.001cm" svg:y="7.20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7" draw:text-style-name="P3" draw:layer="layout" svg:width="12.6cm" svg:height="11.1cm" svg:x="0.2cm" svg:y="0.2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2" draw:layer="layout" svg:width="0.403cm" svg:height="0.483cm" svg:x="7.416cm" svg:y="3.7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8" draw:text-style-name="P4" draw:layer="layout" svg:width="12.6cm" svg:height="2.8cm" svg:x="0.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2.6cm" svg:height="2.8cm" svg:x="0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3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aud Bonneuil</meta:initial-creator>
    <meta:creation-date>2015-08-30T17:13:03.618000000</meta:creation-date>
    <dc:date>2023-06-01T09:45:02.804000000</dc:date>
    <meta:editing-duration>PT11M18S</meta:editing-duration>
    <meta:editing-cycles>5</meta:editing-cycles>
    <meta:generator>LibreOffice/6.1.3.2$Windows_X86_64 LibreOffice_project/86daf60bf00efa86ad547e59e09d6bb77c699acb</meta:generator>
    <meta:document-statistic meta:object-count="29"/>
  </office:meta>
</office:document-meta>
</file>

<file path=Object 1/content.xml><?xml version="1.0" encoding="utf-8"?>
<math xmlns="http://www.w3.org/1998/Math/MathML" display="block">
  <semantics>
    <mover accent="true">
      <msub>
        <mi>e</mi>
        <mi>x</mi>
      </msub>
      <mo stretchy="true">⃗</mo>
    </mover>
    <annotation encoding="StarMath 5.0">widevec {e_x} </annotation>
  </semantics>
</math>
</file>

<file path=Object 10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2/content.xml><?xml version="1.0" encoding="utf-8"?>
<math xmlns="http://www.w3.org/1998/Math/MathML" display="block">
  <semantics>
    <mi>O</mi>
    <annotation encoding="StarMath 5.0">O</annotation>
  </semantics>
</math>
</file>

<file path=Object 2/content.xml><?xml version="1.0" encoding="utf-8"?>
<math xmlns="http://www.w3.org/1998/Math/MathML" display="block">
  <semantics>
    <mover accent="true">
      <msub>
        <mi>e</mi>
        <mi>y</mi>
      </msub>
      <mo stretchy="true">⃗</mo>
    </mover>
    <annotation encoding="StarMath 5.0">widevec {e_y} </annotation>
  </semantics>
</math>
</file>

<file path=Object 3/content.xml><?xml version="1.0" encoding="utf-8"?>
<math xmlns="http://www.w3.org/1998/Math/MathML" display="block">
  <semantics>
    <mover accent="true">
      <msub>
        <mi>e</mi>
        <mi>z</mi>
      </msub>
      <mo stretchy="true">⃗</mo>
    </mover>
    <annotation encoding="StarMath 5.0">widevec {e_z} </annotation>
  </semantics>
</math>
</file>

<file path=Object 4/content.xml><?xml version="1.0" encoding="utf-8"?>
<math xmlns="http://www.w3.org/1998/Math/MathML" display="block">
  <semantics>
    <mover accent="true">
      <msub>
        <mi>e</mi>
        <mi>r</mi>
      </msub>
      <mo stretchy="true">⃗</mo>
    </mover>
    <annotation encoding="StarMath 5.0">widevec {e_r} 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over accent="true">
      <msub>
        <mi>e</mi>
        <mi mathvariant="normal">θ</mi>
      </msub>
      <mo stretchy="true">⃗</mo>
    </mover>
    <annotation encoding="StarMath 5.0">widevec {e_%theta} </annotation>
  </semantics>
</math>
</file>

<file path=Object 7/content.xml><?xml version="1.0" encoding="utf-8"?>
<math xmlns="http://www.w3.org/1998/Math/MathML" display="block">
  <semantics>
    <mi>H</mi>
    <annotation encoding="StarMath 5.0">H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z</mi>
    <annotation encoding="StarMath 5.0">z</annotation>
  </semantics>
</math>
</file>